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757980187" text:style-name="L1">
        <text:list-item>
          <text:p text:style-name="P14">The OpenLCB-CAN Physical Layer Standard, which specifies the physical layer for transporting OpenLCB-CAN frames</text:p>
        </text:list-item>
        <text:list-item>
          <text:p text:style-name="P14">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must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785156366" text:style-name="L2">
        <text:list-item>
          <text:p text:style-name="P15">Inhibited</text:p>
        </text:list-item>
        <text:list-item>
          <text:p text:style-name="P15">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1914158686" text:style-name="L3">
        <text:list-item>
          <text:p text:style-name="P16">Generate a tentative source Node ID alias value</text:p>
        </text:list-item>
        <text:list-item>
          <text:p text:style-name="P16">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095986756" text:style-name="L4">
        <text:list-item>
          <text:p text:style-name="P17">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418150987" text:style-name="L5">
        <text:list-item>
          <text:p text:style-name="P18">Wait at least 200 milliseconds</text:p>
        </text:list-item>
        <text:list-item>
          <text:p text:style-name="P18">Transmit a Reserve ID frame (RID) with the tentative source Node ID alias value i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433128739" text:style-name="L6">
        <text:list-item>
          <text:p text:style-name="P19">Have or obtain a valid reserved Node ID alias</text:p>
        </text:list-item>
        <text:list-item>
          <text:p text:style-name="P19">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908619904" text:style-name="L7">
        <text:list-item>
          <text:p text:style-name="P20">If the frame is a Check ID (CID) frame, send a Reserve ID (RID) frame in response.</text:p>
        </text:list-item>
        <text:list-item>
          <text:p text:style-name="P20">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0"><text:soft-page-break/>If the frame is not a Check ID (CID) frame and the node is not in Permitted state, the node shall immediately release the matching node ID alias.</text:p>
        </text:list-item>
        <text:list-item>
          <text:p text:style-name="P20">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1701979572" text:style-name="L8">
        <text:list-item>
          <text:p text:style-name="P21">may, but is not required to, signal the user that duplicate Node ID values exist using a lamp or other directly-visible indicator</text:p>
        </text:list-item>
        <text:list-item>
          <text:p text:style-name="P21">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1"><text:s/>6.2.1 Reserving a Node ID Alias<text:tab/>3</text:p>
          <text:p text:style-name="P11"><text:s/>6.2.2 Transition to Permitted State<text:tab/>4</text:p>
          <text:p text:style-name="P11"><text:s/>6.2.3 Node ID Alias validation<text:tab/>4</text:p>
          <text:p text:style-name="P11"><text:s/>6.2.4 Transition to Inhibited State<text:tab/>4</text:p>
          <text:p text:style-name="P11"><text:s/>6.2.5 Node ID Alias Collision Handling<text:tab/>4</text:p>
          <text:p text:style-name="P11"><text:s/>6.2.6 Duplicate Node ID Handling<text:tab/>5</text:p>
          <text:p text:style-name="P13"><text:s/>6.3 Node ID Alias Generation<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06" text:date-value="2012-09-14T22:10:15.99">9/1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9-14T22:10:15.99">Sep 14, 2012</text:date></text:p>
            </table:table-cell>
            <table:table-cell table:style-name="Table1.C1" office:value-type="string">
              <text:p text:style-name="MP8">Draft</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06" text:date-value="2012-09-14T22:10:15.99">9/14/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94</meta:editing-cycles>
    <meta:editing-duration>PT82H07M29S</meta:editing-duration>
    <meta:generator>OpenOffice.org/3.2$Unix OpenOffice.org_project/320m18$Build-9502</meta:generator>
    <dc:date>2012-09-14T22:10:16</dc:date>
    <dc:creator>David Harris</dc:creator>
    <meta:keyword>OpenLCB-CANFrame Transfer</meta:keyword>
    <meta:printed-by>Bob Jacobsen</meta:printed-by>
    <meta:print-date>2010-10-15T15:58:33</meta:print-date>
    <meta:document-statistic meta:table-count="3" meta:image-count="1" meta:object-count="0" meta:page-count="6" meta:paragraph-count="139" meta:word-count="1683" meta:character-count="9881"/>
    <meta:user-defined meta:name="Info 1"/>
    <meta:user-defined meta:name="Info 2"/>
    <meta:user-defined meta:name="Info 3"/>
    <meta:user-defined meta:name="Info 4"/>
  </office:meta>
</office:document-meta>
</file>